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.65" calcext:value-type="float">
            <text:p>48.6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6.11" calcext:value-type="float">
            <text:p>36.1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.38" calcext:value-type="float">
            <text:p>46.3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2.86" calcext:value-type="float">
            <text:p>32.8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.65" calcext:value-type="float">
            <text:p>43.6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9.62" calcext:value-type="float">
            <text:p>29.6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.01" calcext:value-type="float">
            <text:p>41.0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.4" calcext:value-type="float">
            <text:p>27.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.62" calcext:value-type="float">
            <text:p>38.6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.65" calcext:value-type="float">
            <text:p>23.6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.72" calcext:value-type="float">
            <text:p>34.7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0.13" calcext:value-type="float">
            <text:p>20.13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/>
          <table:table-cell table:style-name="ce1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43:16.391247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50:05.995125190</dc:date>
    <meta:editing-duration>PT7M27S</meta:editing-duration>
    <meta:editing-cycles>3</meta:editing-cycles>
    <meta:document-statistic meta:table-count="1" meta:cell-count="26" meta:object-count="0"/>
  </office:meta>
</office:document-meta>
</file>